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8" style:family="paragraph" style:parent-style-name="Text_20_body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1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0.4791in" fo:margin-right="0in" fo:text-indent="0in" style:auto-text-indent="false"/>
    </style:style>
    <style:style style:name="P18" style:family="paragraph" style:parent-style-name="Standard">
      <style:paragraph-properties fo:margin-left="0.4791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Standard">
      <style:paragraph-properties fo:margin-left="0.4898in" fo:margin-right="0in" fo:text-indent="0in" style:auto-text-indent="false"/>
      <style:text-properties fo:color="#000000" style:font-name="Times New Roman" fo:font-size="10pt" fo:language="pt" fo:country="BR" style:font-name-asian="Verdana" style:font-size-asian="10pt" style:font-name-complex="Verdana" style:font-size-complex="10pt"/>
    </style:style>
    <style:style style:name="P22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5" style:family="paragraph" style:parent-style-name="Heading_20_2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7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8" style:family="paragraph" style:parent-style-name="Text_20_body" style:list-style-name="L2">
      <style:paragraph-properties fo:text-align="justify" style:justify-single-word="false" style:vertical-align="auto"/>
      <style:text-properties style:font-name="Times New Roman" fo:font-size="10pt" fo:language="pt" fo:country="BR" style:font-size-asian="10pt" style:font-size-complex="10pt"/>
    </style:style>
    <style:style style:name="P29" style:family="paragraph" style:parent-style-name="Text_20_body" style:list-style-name="WW8Num7">
      <style:paragraph-properties fo:text-align="justify" style:justify-single-word="false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0" style:family="paragraph" style:parent-style-name="Text_20_body" style:list-style-name="WW8Num7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1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32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bold" style:font-size-asian="10pt" style:font-weight-asian="bold" style:font-size-complex="10pt"/>
    </style:style>
    <style:style style:name="P33" style:family="paragraph" style:parent-style-name="Text_20_body" style:list-style-name="WW8Num7">
      <style:paragraph-properties fo:text-align="start" style:justify-single-word="false">
        <style:tab-stops/>
      </style:paragraph-properties>
    </style:style>
    <style:style style:name="P34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5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6" style:family="paragraph" style:parent-style-name="Text_20_body" style:list-style-name="L4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37" style:family="paragraph" style:parent-style-name="Text_20_body" style:list-style-name="L4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8" style:family="paragraph" style:parent-style-name="Text_20_body" style:list-style-name="L4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40" style:family="paragraph" style:parent-style-name="Heading_20_1">
      <style:text-properties style:font-name="Times New Roman"/>
    </style:style>
    <style:style style:name="P41" style:family="paragraph" style:parent-style-name="Heading_20_1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/>
    </style:style>
    <style:style style:name="P42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43" style:family="paragraph" style:parent-style-name="Standard" style:list-style-name="WW8Num7">
      <style:text-properties fo:font-size="10pt" fo:language="pt" fo:country="BR" style:font-size-asian="10pt" style:font-size-complex="10pt"/>
    </style:style>
    <style:style style:name="P44" style:family="paragraph" style:parent-style-name="Standard" style:list-style-name="WW8Num7">
      <style:text-properties style:font-name="Times New Roman" fo:font-size="10pt" fo:language="pt" fo:country="BR" style:font-size-asian="10pt" style:font-size-complex="10pt"/>
    </style:style>
    <style:style style:name="P45" style:family="paragraph" style:parent-style-name="Standard" style:list-style-name="WW8Num7"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46" style:family="paragraph" style:parent-style-name="Standard" style:list-style-name="L5">
      <style:paragraph-properties fo:margin-left="0.4898in" fo:margin-right="0in" fo:text-indent="0in" style:auto-text-indent="false"/>
    </style:style>
    <style:style style:name="P47" style:family="paragraph" style:parent-style-name="Standard" style:list-style-name="L5">
      <style:paragraph-properties fo:margin-left="0.4898in" fo:margin-right="0in" fo:text-indent="0in" style:auto-text-indent="false"/>
      <style:text-properties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size-asian="10pt" style:font-size-complex="10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language="pt" fo:country="BR" style:font-size-asian="10pt" style:font-size-complex="10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language="pt" fo:country="BR"/>
    </style:style>
    <style:style style:name="T10" style:family="text">
      <style:text-properties style:font-name="Times New Roman" fo:language="pt" fo:country="BR" fo:font-weight="bold" style:font-weight-asian="bold" style:font-weight-complex="bold"/>
    </style:style>
    <style:style style:name="T11" style:family="text">
      <style:text-properties style:use-window-font-color="true" style:font-name-asian="Times New Roman" style:font-name-complex="Times New Roman" style:language-complex="ar" style:country-complex="S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-2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2">Memória Virtual</text:span><text:line-break/><text:span text:style-name="T12">Caso de Uso: Cadastrar Usuário</text:span></text:p>
      <text:p text:style-name="P9"/>
      <text:h text:style-name="P40" text:outline-level="1">Breve Descrição</text:h>
      <text:p text:style-name="P7">O novo usuário deve concluir a etapa de cadastro iniciada no caso de uso enviar convite. Após aceitar o convite informações sobre os dados pessoais do usuário devem ser fornecidas ao sistema.</text:p>
      <text:p text:style-name="P7"/>
      <text:h text:style-name="P40" text:outline-level="1">Breve Descrição dos Atores</text:h>
      <text:p text:style-name="P17"><text:span text:style-name="T8"><text:tab/></text:span><text:span text:style-name="T6">- Usuário: Pode ser Admininstrador, Gerente, Catalogador ou Revisor, de acordo com o convite que recebeu.</text:span></text:p>
      <text:p text:style-name="P18"/>
      <text:h text:style-name="P40" text:outline-level="1">Pré-condições</text:h>
      <text:list xml:id="list9582204632" text:style-name="L1">
        <text:list-item>
          <text:p text:style-name="P26">O usuário deve aceitar o convite previamente enviado em seu e-mail, clicando no link. (Ver Caso de Uso 20 - Enviar Convite);</text:p>
          <text:p text:style-name="P26"/>
        </text:list-item>
      </text:list>
      <text:h text:style-name="P40" text:outline-level="1">Fluxo Básico de eventos</text:h>
      <text:list xml:id="list1851820392" text:style-name="WW8Num7">
        <text:list-item>
          <text:p text:style-name="P44">O usuário clica no link para aceitar o convite enviado;</text:p>
        </text:list-item>
        <text:list-item>
          <text:p text:style-name="P43">O link exibe a mensagem “Redirecionando” e em seguida é exibida a tela de cadastro do sistema contendo os campos obrigatórios e editáveis:</text:p>
          <text:p text:style-name="P27">- E-mail do usuário já preenchido pelo e-mail para o qual o convite foi enviado e que pode ser alterado pelo usuário;</text:p>
          <text:p text:style-name="P27">- campo ID (Obrigatório), usado para fazer login no sistema</text:p>
          <text:p text:style-name="P29">- Nome Completo;</text:p>
          <text:p text:style-name="P29">- Telefone para contato no formato: (DDD)XXXX-XXXX;</text:p>
          <text:p text:style-name="P27">- Senha pessoal e intransferível de no mínimo 6 caracteres e no máximo 30;</text:p>
          <text:p text:style-name="P27">- Confirmação da senha fornecida;</text:p>
          <text:p text:style-name="P27">- opção “Salvar” dados fornecidos no sistema;</text:p>
          <text:p text:style-name="P27">- opção “Cancelar” para desistir de se cadastrar no sistema.</text:p>
          <text:p text:style-name="P33"><text:span text:style-name="T7">- opção</text:span><text:span text:style-name="T2"> </text:span><text:span text:style-name="Emphasis"><text:span text:style-name="T5">"Resetar"</text:span></text:span><text:span text:style-name="T2">, para limpar todos os campos, menos o e-mail cadastrado.</text:span></text:p>
        </text:list-item>
        <text:list-item>
          <text:p text:style-name="P30">Após preencher todos os dados obrigatórios o usuário confirma a operação, selecionando a opção “Salvar”;</text:p>
        </text:list-item>
        <text:list-item>
          <text:p text:style-name="P45">O sistema valida o cadastramento e exibe a mensagem “Cadastro Concluído com Sucesso”;</text:p>
        </text:list-item>
        <text:list-item>
          <text:p text:style-name="P30">O caso de uso termina.</text:p>
        </text:list-item>
      </text:list>
      <text:p text:style-name="P8"/>
      <text:p text:style-name="P8"/>
      <text:p text:style-name="P8"/>
      <text:h text:style-name="P40" text:outline-level="1"><text:soft-page-break/>Fluxos Alternativos</text:h>
      <text:p text:style-name="P4"/>
      <text:h text:style-name="P25" text:outline-level="2">Fluxo Alternativo 1</text:h>
      <text:p text:style-name="P19"/>
      <text:p text:style-name="P7">Se no passo 1 do Fluxo Básico o prazo de confirmação expirou, então: <text:s/></text:p>
      <text:list xml:id="list8358748151" text:style-name="L2">
        <text:list-item>
          <text:p text:style-name="P28">O sistema exibe a mensagem ”O Prazo de Confirmação Expirou”;</text:p>
        </text:list-item>
        <text:list-item>
          <text:p text:style-name="P28">O caso de uso termina.</text:p>
          <text:p text:style-name="P28"/>
        </text:list-item>
      </text:list>
      <text:p text:style-name="P12">Fluxo Alternativo 2</text:p>
      <text:p text:style-name="P22">Se no passo 3 do Fluxo Básico o usuário clica em "Salvar” sem ter preenchido</text:p>
      <text:p text:style-name="P23"><text:span text:style-name="Fonte_20_parág._20_padrão"><text:span text:style-name="T7">todos os campos, então:</text:span></text:span></text:p>
      <text:p text:style-name="P7">1. O sistema exibe a mensagem:</text:p>
      <text:p text:style-name="P16">a. “O campo &lt;nome do campo&gt; não foi preenchido”;</text:p>
      <text:p text:style-name="P14"><text:s/><text:tab/>2. O caso de uso retorna ao passo 3.</text:p>
      <text:list xml:id="list11327990371" text:style-name="L3">
        <text:list-item>
          <text:list>
            <text:list-header>
              <text:p text:style-name="P35"/>
            </text:list-header>
          </text:list>
        </text:list-item>
      </text:list>
      <text:p text:style-name="P13">Fluxo Alternativo 3</text:p>
      <text:p text:style-name="P20">Se a qualquer momento o usuário selecionar a opção “Cancelar” </text:p>
      <text:p text:style-name="P20"><text:span text:style-name="T13">O sistema retorna à página inicial e </text:span>o caso de uso termina.</text:p>
      <text:p text:style-name="P20"/>
      <text:p text:style-name="P13">Fluxo Alternativo 4</text:p>
      <text:p text:style-name="P24">Se no passo 2 do Fluxo Básico, o usuário digitar um telefone em formato incorreto:</text:p>
      <text:list xml:id="list17140494851" text:style-name="L4">
        <text:list-header>
          <text:p text:style-name="P38">1. O sistema exibe mensagem: “Formato inválido de telefone”.</text:p>
          <text:p text:style-name="P38">2. O caso de uso continua no passo 2 do Fluxo Básico.</text:p>
          <text:p text:style-name="P38"/>
          <text:p text:style-name="P36">Fluxo Alternativo 5</text:p>
          <text:p text:style-name="P31">Se no passo 2 do Fluxo Básico, o usuário clicar em “Resetar”:</text:p>
          <text:p text:style-name="P32"><text:span text:style-name="T13">1. Todos os campos, </text:span><text:span text:style-name="T14">exceto</text:span><text:span text:style-name="T13"> o e-mail cadastrado, devem ser limpos.</text:span></text:p>
          <text:list>
            <text:list-item>
              <text:list>
                <text:list-header>
                  <text:p text:style-name="P37"><text:s/><text:tab/>2. O caso de uso continua no passo 2 do Fluxo Básico.</text:p>
                  <text:p text:style-name="P37"/>
                </text:list-header>
              </text:list>
            </text:list-item>
          </text:list>
          <text:p text:style-name="P36">Fluxo Alternativo 6</text:p>
          <text:p text:style-name="P31">Se no passo 2 do Fluxo Básico, o usuário digitar um e-mail em formato incorreto:</text:p>
          <text:p text:style-name="P31">1. O sistema exibe mensagem: “<text:span text:style-name="T11">"Formato invalido de e-mail"</text:span>”.</text:p>
          <text:p text:style-name="P34">2. O caso de uso continua no passo 2 do Fluxo Básico.</text:p>
        </text:list-header>
      </text:list>
      <text:p text:style-name="P15"/>
      <text:p text:style-name="P15"><text:s/></text:p>
      <text:p text:style-name="P10"><text:soft-page-break/></text:p>
      <text:h text:style-name="P40" text:outline-level="1">Pós-condições</text:h>
      <text:p text:style-name="P4"/>
      <text:list xml:id="list17571278161" text:style-name="L5">
        <text:list-item>
          <text:list>
            <text:list-header>
              <text:p text:style-name="P46"><text:span text:style-name="T3">Fluxo Básico:</text:span><text:span text:style-name="T4"> O usuário referente ao e-mail e convite fornecidos deve estar cadastrado no sistema, tendo os campos de cadastro preenchidos e permissão para acessar as informações pertinentes ao seu nível de permissão no sistema.</text:span></text:p>
              <text:p text:style-name="P47"><text:span text:style-name="T10">Fluxo Alternativo 1:</text:span><text:span text:style-name="T9"> O usuário referente ao e-mail e convite fornecidos deve ser excluído do sistema.</text:span></text:p>
              <text:p text:style-name="P47"><text:span text:style-name="T10">Fluxo Alternativo 2:</text:span><text:span text:style-name="T9"> O cadastramento do usuário está pendente.</text:span></text:p>
              <text:p text:style-name="P47"><text:span text:style-name="T10">Fluxo Alternativo 3:</text:span><text:span text:style-name="T9"> O usuário referente ao e-mail e convite fornecidos deve ser excluído do sistema.(Se o prazo de confirmação expirou)</text:span></text:p>
              <text:p text:style-name="P47"><text:span text:style-name="T10">Fluxo Alternativo 4: </text:span><text:span text:style-name="T9">Não há alteração na base de dados do sistema.</text:span></text:p>
              <text:p text:style-name="P47"><text:span text:style-name="T10">Fluxo Alternativo 5:</text:span><text:span text:style-name="T9"> Não há alteração na base de dados do sistema.</text:span></text:p>
              <text:p text:style-name="P47"><text:span text:style-name="T10">Fluxo Alternativo 6:</text:span><text:span text:style-name="T9"> Não há alteração na base de dados do sistema.</text:span></text:p>
            </text:list-header>
          </text:list>
        </text:list-item>
      </text:list>
      <text:h text:style-name="P41" text:outline-level="1"/>
      <text:h text:style-name="P41" text:outline-level="1">Requisitos especiais</text:h>
      <text:p text:style-name="P21">Segurança: A senha deve ser armazenada usando criptografia SHA – 502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3/09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62</meta:editing-cycles>
    <meta:editing-duration>PT3H51M16S</meta:editing-duration>
    <meta:generator>LibreOffice/3.5$Linux_X86_64 LibreOffice_project/350m1$Build-2</meta:generator>
    <dc:date>2013-06-26T13:25:05</dc:date>
    <dc:creator>Thais </dc:creator>
    <meta:document-statistic meta:table-count="2" meta:image-count="1" meta:object-count="0" meta:page-count="3" meta:paragraph-count="66" meta:word-count="651" meta:character-count="3672" meta:non-whitespace-character-count="3102"/>
  </office:meta>
</office:document-meta>
</file>